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1000003DB5FDA714D68205A07.png" manifest:media-type="image/png"/>
  <manifest:file-entry manifest:full-path="Pictures/1000020100000282000003DB23A5004C3E407D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0.955cm" svg:height="29.7cm" draw:z-index="0"><draw:image xlink:href="Pictures/1000020100000282000003DB23A5004C3E407D53.png" xlink:type="simple" xlink:show="embed" xlink:actuate="onLoad" loext:mime-type="image/png"/></draw:frame><text:soft-page-break/><draw:frame draw:style-name="fr3" draw:name="Object1" text:anchor-type="as-char" svg:y="-0.377cm" svg:width="0.201cm" svg:height="0.467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2" text:anchor-type="char" svg:x="-2cm" svg:y="23.7cm" svg:width="20.969cm" svg:height="29.7cm" draw:z-index="2"><draw:image xlink:href="Pictures/1000020100000281000003DB5FDA714D68205A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55:57.321652686</meta:creation-date>
    <dc:date>2021-01-17T11:04:58.711167387</dc:date>
    <meta:editing-duration>PT9M9S</meta:editing-duration>
    <meta:editing-cycles>1</meta:editing-cycles>
    <meta:document-statistic meta:table-count="0" meta:image-count="2" meta:object-count="1" meta:page-count="3" meta:paragraph-count="1" meta:word-count="0" meta:character-count="0" meta:non-whitespace-character-count="0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/>
</file>